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ussions</text:h>
      <text:p text:style-name="Standard"/>
      <text:p text:style-name="Standard"/>
      <text:p text:style-name="Standard"/>
      <text:p text:style-name="Standard"/>
      <text:h text:style-name="Heading_20_1" text:outline-level="1">Decisions</text:h>
      <text:p text:style-name="Standard">8.3.2013, Annette Kempf, Thomas Schuetz:</text:p>
      <text:list xml:id="list31745808" text:style-name="L1">
        <text:list-item>
          <text:p text:style-name="P1">define Guidance Types in Model, not in Meta Model</text:p>
        </text:list-item>
        <text:list-item>
          <text:p text:style-name="P1">define WorkProduct Types in Model, not in Meta Model</text:p>
        </text:list-item>
        <text:list-item>
          <text:p text:style-name="P1">flow is defined by inputs and outputs </text:p>
        </text:list-item>
        <text:list-item>
          <text:p text:style-name="P1">inputs and outputs are Ports with the type of a WorkProduct</text:p>
        </text:list-item>
        <text:list-item>
          <text:p text:style-name="P1">standar text fields: </text:p>
          <text:list>
            <text:list-item>
              <text:p text:style-name="P1">label</text:p>
            </text:list-item>
            <text:list-item>
              <text:p text:style-name="P1">summary</text:p>
            </text:list-item>
            <text:list-item>
              <text:p text:style-name="P1">descriptio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2M16S</meta:editing-duration>
    <meta:editing-cycles>5</meta:editing-cycles>
    <meta:generator>OpenOffice.org/3.3$Win32 OpenOffice.org_project/330m20$Build-9567</meta:generator>
    <dc:date>2013-03-08T12:30:43.16</dc:date>
    <dc:creator>Thomas Schuetz</dc:creator>
    <meta:document-statistic meta:table-count="0" meta:image-count="0" meta:object-count="0" meta:page-count="1" meta:paragraph-count="11" meta:word-count="57" meta:character-count="310"/>
    <meta:user-defined meta:name="Info 1"/>
    <meta:user-defined meta:name="Info 2"/>
    <meta:user-defined meta:name="Info 3"/>
    <meta:user-defined meta:name="Info 4"/>
  </office:meta>
</office:document-meta>
</file>